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949cm"/>
    </style:style>
    <style:style style:name="co5" style:family="table-column">
      <style:table-column-properties fo:break-before="auto" style:column-width="8.035cm"/>
    </style:style>
    <style:style style:name="co6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week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1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9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4,2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 varchar</text:p>
          </table:table-cell>
          <table:table-cell office:value-type="string" calcext:value-type="string">
            <text:p>Lecturer int f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Daniel Da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Noor Alan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Noor Alan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John Jamies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Istvan Lengye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Karam Khok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Ian Purd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Ian Purd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Daniel Da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Emre Ertur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Istvan Lengye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Karam Khok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Emre Ertur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Emre Ertur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Graham Wa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Daniel Dang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 int</text:p>
          </table:table-cell>
          <table:table-cell office:value-type="string" calcext:value-type="string">
            <text:p>Name varchar</text:p>
          </table:table-cell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lo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-15,18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2,24-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-15,18-22,24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15,18-24,26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named-expressions/>
      <table:database-ranges>
        <table:database-range table:name="__Anonymous_Sheet_DB__0" table:target-range-address="Sheet1.C60:Sheet1.C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2:42:49.178246721</meta:creation-date>
    <dc:date>2025-01-14T01:19:53.630285402</dc:date>
    <meta:editing-duration>PT7M15S</meta:editing-duration>
    <meta:editing-cycles>4</meta:editing-cycles>
    <meta:generator>LibreOffice/24.2.7.2$Linux_X86_64 LibreOffice_project/420$Build-2</meta:generator>
    <meta:document-statistic meta:table-count="2" meta:cell-count="526" meta:object-count="0"/>
  </office:meta>
</office:document-meta>
</file>